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5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We are concerned with the capacitance of the busses on M2</text:p>
          </table:table-cell>
          <table:table-cell table:number-columns-repeated="7"/>
        </table:table-row>
        <table:table-row table:style-name="ro1">
          <table:table-cell office:value-type="string">
            <text:p>Each Bus has a length of run:</text:p>
          </table:table-cell>
          <table:table-cell office:value-type="float" office:value="206.46">
            <text:p>206.46</text:p>
          </table:table-cell>
          <table:table-cell office:value-type="string">
            <text:p>um</text:p>
          </table:table-cell>
          <table:table-cell table:number-columns-repeated="5"/>
        </table:table-row>
        <table:table-row table:style-name="ro1">
          <table:table-cell office:value-type="string">
            <text:p>and width of:</text:p>
          </table:table-cell>
          <table:table-cell office:value-type="float" office:value="36">
            <text:p>36</text:p>
          </table:table-cell>
          <table:table-cell office:value-type="string">
            <text:p>um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ooking up in the table provided we will use the following params</text:p>
          </table:table-cell>
          <table:table-cell table:number-columns-repeated="7"/>
        </table:table-row>
        <table:table-row table:style-name="ro1">
          <table:table-cell office:value-type="string">
            <text:p>Area af/um^2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Fringe af/um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his gives us the follow capacitances</text:p>
          </table:table-cell>
          <table:table-cell table:number-columns-repeated="7"/>
        </table:table-row>
        <table:table-row table:style-name="ro1">
          <table:table-cell office:value-type="string">
            <text:p>Area:</text:p>
          </table:table-cell>
          <table:table-cell table:formula="of:=[.B6]*[.B2]*[.B3]" office:value-type="float" office:value="104055.84">
            <text:p>104055.84</text:p>
          </table:table-cell>
          <table:table-cell office:value-type="string">
            <text:p>aF</text:p>
          </table:table-cell>
          <table:table-cell table:number-columns-repeated="5"/>
        </table:table-row>
        <table:table-row table:style-name="ro1">
          <table:table-cell office:value-type="string">
            <text:p>Fringe</text:p>
          </table:table-cell>
          <table:table-cell table:formula="of:=[.B2]*[.B7]" office:value-type="float" office:value="7226.1">
            <text:p>7226.1</text:p>
          </table:table-cell>
          <table:table-cell office:value-type="string">
            <text:p>aF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formula="of:=SUM([.B10:.B11])" office:value-type="float" office:value="111281.94">
            <text:p>111281.94</text:p>
          </table:table-cell>
          <table:table-cell office:value-type="string">
            <text:p>aF</text:p>
          </table:table-cell>
          <table:table-cell/>
          <table:table-cell office:value-type="string">
            <text:p>or</text:p>
          </table:table-cell>
          <table:table-cell table:formula="of:=[.B12]/(10^6)" office:value-type="float" office:value="0.11128194">
            <text:p>0.11128194</text:p>
          </table:table-cell>
          <table:table-cell office:value-type="string">
            <text:p>pF</text:p>
          </table:table-cell>
          <table:table-cell office:value-type="string">
            <text:p>per bus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9">12/09/2010</text:date>, <text:time>13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Harris</meta:initial-creator>
    <meta:creation-date>2010-12-09T13:27:17</meta:creation-date>
    <meta:generator>OpenOffice.org/3.2$Unix OpenOffice.org_project/320m19$Build-9505</meta:generator>
    <dc:date>2010-12-09T13:33:29</dc:date>
    <dc:creator>Eric Harris</dc:creator>
    <meta:editing-duration>PT00H06M12S</meta:editing-duration>
    <meta:editing-cycles>1</meta:editing-cycles>
    <meta:document-statistic meta:table-count="3" meta:cell-count="26" meta:object-count="0"/>
  </office:meta>
</office:document-meta>
</file>